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Al I 266</text:p>
          </table:table-cell>
          <table:table-cell office:value-type="string" calcext:value-type="string">
            <text:p>Al I 394</text:p>
          </table:table-cell>
          <table:table-cell table:style-name="Default" office:value-type="string" calcext:value-type="string">
            <text:p>Al I 396</text:p>
          </table:table-cell>
          <table:table-cell table:style-name="Default" office:value-type="string" calcext:value-type="string">
            <text:p>Si I 288</text:p>
          </table:table-cell>
          <table:table-cell office:value-type="string" calcext:value-type="string">
            <text:p>Si I 390</text:p>
          </table:table-cell>
        </table:table-row>
        <table:table-row table:style-name="ro1">
          <table:table-cell table:number-columns-repeated="2"/>
          <table:table-cell office:value-type="float" office:value="1.80664874551969E+017" calcext:value-type="float">
            <text:p>1.81E+17</text:p>
          </table:table-cell>
          <table:table-cell office:value-type="float" office:value="1.32072880444251E+018" calcext:value-type="float">
            <text:p>1.32E+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39070821420584E+016" calcext:value-type="float">
            <text:p>3.39E+16</text:p>
          </table:table-cell>
          <table:table-cell office:value-type="float" office:value="9.09669396950579E+017" calcext:value-type="float">
            <text:p>9.10E+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67866918525311E+016" calcext:value-type="float">
            <text:p>2.68E+16</text:p>
          </table:table-cell>
          <table:table-cell office:value-type="float" office:value="7.84536436350766E+017" calcext:value-type="float">
            <text:p>7.85E+17</text:p>
          </table:table-cell>
          <table:table-cell table:style-name="ce1" office:value-type="float" office:value="4.54335431690083E+017" calcext:value-type="float">
            <text:p>4.54E+17</text:p>
          </table:table-cell>
        </table:table-row>
        <table:table-row table:style-name="ro1">
          <table:table-cell table:number-columns-repeated="2"/>
          <table:table-cell office:value-type="float" office:value="2.55504415060794E+016" calcext:value-type="float">
            <text:p>2.56E+16</text:p>
          </table:table-cell>
          <table:table-cell office:value-type="float" office:value="6.86424850058654E+017" calcext:value-type="float">
            <text:p>6.86E+17</text:p>
          </table:table-cell>
          <table:table-cell table:style-name="ce1" office:value-type="float" office:value="3.84222677720865E+017" calcext:value-type="float">
            <text:p>3.84E+17</text:p>
          </table:table-cell>
        </table:table-row>
        <table:table-row table:style-name="ro1">
          <table:table-cell table:style-name="ce1" office:value-type="float" office:value="1.60304903588346E+017" calcext:value-type="float">
            <text:p>1.60E+17</text:p>
          </table:table-cell>
          <table:table-cell/>
          <table:table-cell office:value-type="float" office:value="2.29272024285686E+016" calcext:value-type="float">
            <text:p>2.29E+16</text:p>
          </table:table-cell>
          <table:table-cell office:value-type="float" office:value="6.41994123654305E+017" calcext:value-type="float">
            <text:p>6.42E+17</text:p>
          </table:table-cell>
          <table:table-cell table:style-name="ce1" office:value-type="float" office:value="3.49157609065091E+017" calcext:value-type="float">
            <text:p>3.49E+17</text:p>
          </table:table-cell>
        </table:table-row>
        <table:table-row table:style-name="ro1">
          <table:table-cell table:style-name="ce1" office:value-type="float" office:value="1.67433185075574E+017" calcext:value-type="float">
            <text:p>1.67E+17</text:p>
          </table:table-cell>
          <table:table-cell/>
          <table:table-cell office:value-type="float" office:value="1.83719611723291E+016" calcext:value-type="float">
            <text:p>1.84E+16</text:p>
          </table:table-cell>
          <table:table-cell office:value-type="float" office:value="5.69157942659523E+017" calcext:value-type="float">
            <text:p>5.69E+17</text:p>
          </table:table-cell>
          <table:table-cell table:style-name="ce1" office:value-type="float" office:value="7.16928097925277E+017" calcext:value-type="float">
            <text:p>7.17E+17</text:p>
          </table:table-cell>
        </table:table-row>
        <table:table-row table:style-name="ro1">
          <table:table-cell office:value-type="string" calcext:value-type="string">
            <text:p>GRIEM</text:p>
          </table:table-cell>
          <table:table-cell/>
          <table:table-cell table:style-name="Default" office:value-type="string" calcext:value-type="string">
            <text:p>Stark-B</text:p>
          </table:table-cell>
          <table:table-cell table:style-name="Default" office:value-type="string" calcext:value-type="string">
            <text:p>GRIEM</text:p>
          </table:table-cell>
          <table:table-cell office:value-type="string" calcext:value-type="string">
            <text:p>GRI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7T11:38:22.565517502</meta:creation-date>
    <dc:date>2022-02-07T15:23:07.192987750</dc:date>
    <meta:editing-duration>PT1M38S</meta:editing-duration>
    <meta:editing-cycles>1</meta:editing-cycles>
    <meta:document-statistic meta:table-count="1" meta:cell-count="27" meta:object-count="0"/>
    <meta:generator>LibreOffice/7.0.4.2$Linux_X86_64 LibreOffice_project/00$Build-2</meta:generator>
  </office:meta>
</office:document-meta>
</file>